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562e" officeooo:paragraph-rsid="001d562e"/>
    </style:style>
    <style:style style:name="P2" style:family="paragraph" style:parent-style-name="Standard">
      <style:paragraph-properties fo:text-align="justify" style:justify-single-word="false"/>
      <style:text-properties officeooo:rsid="001dd0c7" officeooo:paragraph-rsid="001dd0c7"/>
    </style:style>
    <style:style style:name="P3" style:family="paragraph" style:parent-style-name="Standard">
      <style:paragraph-properties fo:text-align="justify" style:justify-single-word="false"/>
      <style:text-properties officeooo:rsid="001e1e90" officeooo:paragraph-rsid="001e1e90"/>
    </style:style>
    <style:style style:name="P4" style:family="paragraph" style:parent-style-name="Bibliography_20_1">
      <style:paragraph-properties fo:text-align="justify" style:justify-single-word="false"/>
    </style:style>
    <style:style style:name="P5" style:family="paragraph" style:parent-style-name="Bibliography_20_1">
      <style:paragraph-properties fo:text-align="justify" style:justify-single-word="false"/>
      <style:text-properties officeooo:paragraph-rsid="0025df6d"/>
    </style:style>
    <style:style style:name="P6" style:family="paragraph" style:parent-style-name="Bibliography_20_1">
      <style:paragraph-properties fo:text-align="justify" style:justify-single-word="false" fo:text-indent="0cm" style:auto-text-indent="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3fd46"/>
    </style:style>
    <style:style style:name="P9" style:family="paragraph" style:parent-style-name="Standard">
      <style:paragraph-properties fo:text-align="justify" style:justify-single-word="false"/>
      <style:text-properties officeooo:paragraph-rsid="001dd0c7"/>
    </style:style>
    <style:style style:name="P10" style:family="paragraph" style:parent-style-name="Standard">
      <style:paragraph-properties fo:text-align="justify" style:justify-single-word="false"/>
      <style:text-properties officeooo:paragraph-rsid="00273152"/>
    </style:style>
    <style:style style:name="P11" style:family="paragraph" style:parent-style-name="Standard">
      <style:paragraph-properties fo:text-align="justify" style:justify-single-word="false"/>
      <style:text-properties officeooo:rsid="001e7b09" officeooo:paragraph-rsid="001e7b09"/>
    </style:style>
    <style:style style:name="P12" style:family="paragraph" style:parent-style-name="Standard">
      <style:paragraph-properties fo:text-align="justify" style:justify-single-word="false"/>
      <style:text-properties officeooo:rsid="001e7b09" officeooo:paragraph-rsid="00273152"/>
    </style:style>
    <style:style style:name="P13" style:family="paragraph" style:parent-style-name="Standard">
      <style:paragraph-properties fo:text-align="justify" style:justify-single-word="false"/>
      <style:text-properties officeooo:rsid="001dd0c7" officeooo:paragraph-rsid="00273152"/>
    </style:style>
    <style:style style:name="P14" style:family="paragraph" style:parent-style-name="Standard">
      <style:paragraph-properties fo:text-align="justify" style:justify-single-word="false"/>
      <style:text-properties officeooo:rsid="001e1e90" officeooo:paragraph-rsid="00273152"/>
    </style:style>
    <style:style style:name="T1" style:family="text">
      <style:text-properties officeooo:rsid="001dd0c7"/>
    </style:style>
    <style:style style:name="T2" style:family="text">
      <style:text-properties officeooo:rsid="001e1e90"/>
    </style:style>
    <style:style style:name="T3" style:family="text">
      <style:text-properties officeooo:rsid="001e5da7"/>
    </style:style>
    <style:style style:name="T4" style:family="text">
      <style:text-properties officeooo:rsid="001e7b09"/>
    </style:style>
    <style:style style:name="T5" style:family="text">
      <style:text-properties officeooo:rsid="001f8381"/>
    </style:style>
    <style:style style:name="T6" style:family="text">
      <style:text-properties officeooo:rsid="0020d4cb"/>
    </style:style>
    <style:style style:name="T7" style:family="text">
      <style:text-properties officeooo:rsid="00227755"/>
    </style:style>
    <style:style style:name="T8" style:family="text">
      <style:text-properties officeooo:rsid="0023fd46"/>
    </style:style>
    <style:style style:name="T9" style:family="text">
      <style:text-properties officeooo:rsid="00217a57"/>
    </style:style>
    <style:style style:name="T10" style:family="text">
      <style:text-properties fo:font-variant="normal" fo:text-transform="none" style:text-position="0% 100%" fo:font-style="normal" style:text-underline-style="none" fo:font-weight="normal"/>
    </style:style>
    <style:style style:name="T11" style:family="text">
      <style:text-properties fo:font-variant="normal" fo:text-transform="none" style:text-position="0% 100%" fo:font-style="normal" style:text-underline-style="none" fo:font-weight="normal" officeooo:rsid="002569c9"/>
    </style:style>
    <style:style style:name="T12" style:family="text">
      <style:text-properties fo:font-weight="normal" style:font-weight-asian="normal" style:font-weight-complex="normal"/>
    </style:style>
    <style:style style:name="T13" style:family="text">
      <style:text-properties officeooo:rsid="002569c9"/>
    </style:style>
    <style:style style:name="T14" style:family="text">
      <style:text-properties officeooo:rsid="0025df6d"/>
    </style:style>
    <style:style style:name="T15" style:family="text">
      <style:text-properties officeooo:rsid="00272711"/>
    </style:style>
    <style:style style:name="T16" style:family="text">
      <style:text-properties officeooo:rsid="00273152"/>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Segons la meva opinió</text:span><text:span text:style-name="T1">, sí, hi ha prou evidència per promoure el dejuni intermitent.</text:span></text:p>
      <text:p text:style-name="P13"/>
      <text:p text:style-name="P10"><text:span text:style-name="T2">En primer lloc, hi ha diversos estudis que mostren que aquest tipus de dieta disminueix el pes corporal i és especialment útil en adults amb sobrepès o obesitat, </text:span><text:span text:style-name="T8">i per tant</text:span><text:span text:style-name="T2"> es pot usar </text:span><text:span text:style-name="T8">per perdre pes</text:span><text:span text:style-name="T2">. També pot </text:span><text:span text:style-name="T8">millorar</text:span><text:span text:style-name="T2"> els nivells de LDL-C, TG, </text:span><text:span text:style-name="T3">la insulina en dejú, etc. </text:span><text:span text:style-name="T8">[1]</text:span><text:span text:style-name="T3">, els quals són </text:span>indicadors clau de la salut cardiovascular i metabòlica.</text:p>
      <text:p text:style-name="P14"/>
      <text:p text:style-name="P10"><text:span text:style-name="T2">A més,</text:span><text:span text:style-name="T1"> s’ha comprovat que el dejuni intermitent és més efectiu que una dieta normal per perdre pes </text:span><text:span text:style-name="T8">[2]</text:span><text:span text:style-name="T1">, </text:span><text:span text:style-name="T2">i que a més té el benefici afegit de no ser restrictiu amb els tipus d’aliments </text:span><text:span text:style-name="T13">[1,2]</text:span><text:span text:style-name="T2">, la qual cosa fa que sigui més fàcil d’</text:span><text:span text:style-name="T3">aplicar i seguir, i la fa més disponible per a tothom. </text:span><text:span text:style-name="T5">En el tema de la disponibilitat, a més, no distingeix d’edats i sexes, essent </text:span><text:span text:style-name="T6">efectiva per a tothom. </text:span></text:p>
      <text:p text:style-name="P10"/>
      <text:p text:style-name="P10"><text:span text:style-name="T4">Es podria argumentar que el dejuni intermitent no sempre aporta un benefici a </text:span><text:span text:style-name="T8">certes </text:span><text:span text:style-name="T4">person</text:span><text:span text:style-name="T8">es o almenys no tant com d’altres [</text:span><text:reference-mark-start text:name="ZOTERO_ITEM CSL_CITATION {&quot;citationID&quot;:&quot;TwOfcvaE&quot;,&quot;properties&quot;:{&quot;formattedCitation&quot;:&quot;(2,3)&quot;,&quot;plainCitation&quot;:&quot;(2,3)&quot;,&quot;dontUpdate&quot;:true,&quot;noteIndex&quot;:0},&quot;citationItems&quot;:[{&quot;id&quot;:7,&quot;uris&quot;:[&quot;http://zotero.org/users/local/a94WnKdJ/items/AGVHIA8J&quot;],&quot;itemData&quot;:{&quot;id&quot;:7,&quot;type&quot;:&quot;article-journal&quot;,&quot;abstract&quot;:&quot;The aim of the present study was to investigate the effects of long-term intermittent fasting (IF) on body composition and cardiometabolic health in adults with overweight and obesity. PubMed, Web of Science, and Scopus were searched from inception to March 2024 to identify original randomized trials that investigated the effects of IF versus either a control diet (CON) and/or continuous caloric restriction (CR). Participants were adults with overweight and obesity and intervention durations were ≥ 6 months. Overall, a total of 24 studies involving 2032 participants were included in the meta-analysis. Compared with CON, IF significantly reduced body weight [WMD: 2.84 kg], BMI [WMD: 1.41 kg.m2], fat mass [WMD: 3.06 kg], fat-free mass [WMD: 0.81 kg], waist circumference [WMD: 3.85 cm], visceral fat [SMD: 0.37], fasting glucose [WMD: 0.14 mmol/l], triglycerides [WMD: 0.12 mmol/l], and diastolic blood pressure [WMD: 2.24 mmHg]. Conversely, IF significantly increased high-density lipoproteins [WMD: 0.04 mmol/l] when compared with CON, but had no effects on insulin, hemoglobin A1c%, total cholesterol, low-density lipoprotein, or systolic blood pressure. Compared with CR, IF significantly reduced fat mass [WMD: 0.70 kg], body fat percentage [WMD: 0.59%], and DBP [WMD: 0.91 mmHg], and increased HDL [WMD: 0.03 mmol/l], with no other significant effects. Subgroup analyses showed that the mode of IF and intervention duration were the primary moderators of IF effects on the markers. In adults with overweight or obesity, IF and CR are comparably effective for reducing body weight and adiposity, as well as for improving cardiometabolic health markers.&quot;,&quot;container-title&quot;:&quot;Obesity Reviews&quot;,&quot;DOI&quot;:&quot;10.1111/obr.13855&quot;,&quot;ISSN&quot;:&quot;1467-7881, 1467-789X&quot;,&quot;issue&quot;:&quot;2&quot;,&quot;journalAbbreviation&quot;:&quot;Obesity Reviews&quot;,&quot;language&quot;:&quot;en&quot;,&quot;page&quot;:&quot;e13855&quot;,&quot;source&quot;:&quot;DOI.org (Crossref)&quot;,&quot;title&quot;:&quot;Longer‐term effects of intermittent fasting on body composition and cardiometabolic health in adults with overweight and obesity: A systematic review and meta‐analysis&quot;,&quot;title-short&quot;:&quot;Longer‐term effects of intermittent fasting on body composition and cardiometabolic health in adults with overweight and obesity&quot;,&quot;URL&quot;:&quot;https://onlinelibrary.wiley.com/doi/10.1111/obr.13855&quot;,&quot;volume&quot;:&quot;26&quot;,&quot;author&quot;:[{&quot;family&quot;:&quot;Khalafi&quot;,&quot;given&quot;:&quot;Mousa&quot;},{&quot;family&quot;:&quot;Maleki&quot;,&quot;given&quot;:&quot;Aref Habibi&quot;},{&quot;family&quot;:&quot;Ehsanifar&quot;,&quot;given&quot;:&quot;Mahsa&quot;},{&quot;family&quot;:&quot;Symonds&quot;,&quot;given&quot;:&quot;Michael E.&quot;},{&quot;family&quot;:&quot;Rosenkranz&quot;,&quot;given&quot;:&quot;Sara K.&quot;}],&quot;accessed&quot;:{&quot;date-parts&quot;:[[&quot;2025&quot;,2,7]]},&quot;issued&quot;:{&quot;date-parts&quot;:[[&quot;2025&quot;,2]]}}},{&quot;id&quot;:8,&quot;uris&quot;:[&quot;http://zotero.org/users/local/a94WnKdJ/items/8W2E2EPC&quot;],&quot;itemData&quot;:{&quot;id&quot;:8,&quot;type&quot;:&quot;article-journal&quot;,&quot;container-title&quot;:&quot;npj Metabolic Health and Disease&quot;,&quot;DOI&quot;:&quot;10.1038/s44324-024-00041-2&quot;,&quot;ISSN&quot;:&quot;2948-2828&quot;,&quot;issue&quot;:&quot;1&quot;,&quot;journalAbbreviation&quot;:&quot;npj Metab Health Dis&quot;,&quot;language&quot;:&quot;en&quot;,&quot;page&quot;:&quot;39&quot;,&quot;source&quot;:&quot;DOI.org (Crossref)&quot;,&quot;title&quot;:&quot;Intermittent fasting as a treatment for obesity in young people: a scoping review&quot;,&quot;title-short&quot;:&quot;Intermittent fasting as a treatment for obesity in young people&quot;,&quot;URL&quot;:&quot;https://www.nature.com/articles/s44324-024-00041-2&quot;,&quot;volume&quot;:&quot;2&quot;,&quot;author&quot;:[{&quot;family&quot;:&quot;Bakhsh&quot;,&quot;given&quot;:&quot;Jomanah&quot;},{&quot;family&quot;:&quot;Salvy&quot;,&quot;given&quot;:&quot;Sarah-Jeanne&quot;},{&quot;family&quot;:&quot;Vidmar&quot;,&quot;given&quot;:&quot;Alaina P.&quot;}],&quot;accessed&quot;:{&quot;date-parts&quot;:[[&quot;2025&quot;,2,7]]},&quot;issued&quot;:{&quot;date-parts&quot;:[[&quot;2024&quot;,12,30]]}}}],&quot;schema&quot;:&quot;https://github.com/citation-style-language/schema/raw/master/csl-citation.json&quot;} RNDRPva2pfyZF"/><text:span text:style-name="T8">3]</text:span><text:reference-mark-end text:name="ZOTERO_ITEM CSL_CITATION {&quot;citationID&quot;:&quot;TwOfcvaE&quot;,&quot;properties&quot;:{&quot;formattedCitation&quot;:&quot;(2,3)&quot;,&quot;plainCitation&quot;:&quot;(2,3)&quot;,&quot;dontUpdate&quot;:true,&quot;noteIndex&quot;:0},&quot;citationItems&quot;:[{&quot;id&quot;:7,&quot;uris&quot;:[&quot;http://zotero.org/users/local/a94WnKdJ/items/AGVHIA8J&quot;],&quot;itemData&quot;:{&quot;id&quot;:7,&quot;type&quot;:&quot;article-journal&quot;,&quot;abstract&quot;:&quot;The aim of the present study was to investigate the effects of long-term intermittent fasting (IF) on body composition and cardiometabolic health in adults with overweight and obesity. PubMed, Web of Science, and Scopus were searched from inception to March 2024 to identify original randomized trials that investigated the effects of IF versus either a control diet (CON) and/or continuous caloric restriction (CR). Participants were adults with overweight and obesity and intervention durations were ≥ 6 months. Overall, a total of 24 studies involving 2032 participants were included in the meta-analysis. Compared with CON, IF significantly reduced body weight [WMD: 2.84 kg], BMI [WMD: 1.41 kg.m2], fat mass [WMD: 3.06 kg], fat-free mass [WMD: 0.81 kg], waist circumference [WMD: 3.85 cm], visceral fat [SMD: 0.37], fasting glucose [WMD: 0.14 mmol/l], triglycerides [WMD: 0.12 mmol/l], and diastolic blood pressure [WMD: 2.24 mmHg]. Conversely, IF significantly increased high-density lipoproteins [WMD: 0.04 mmol/l] when compared with CON, but had no effects on insulin, hemoglobin A1c%, total cholesterol, low-density lipoprotein, or systolic blood pressure. Compared with CR, IF significantly reduced fat mass [WMD: 0.70 kg], body fat percentage [WMD: 0.59%], and DBP [WMD: 0.91 mmHg], and increased HDL [WMD: 0.03 mmol/l], with no other significant effects. Subgroup analyses showed that the mode of IF and intervention duration were the primary moderators of IF effects on the markers. In adults with overweight or obesity, IF and CR are comparably effective for reducing body weight and adiposity, as well as for improving cardiometabolic health markers.&quot;,&quot;container-title&quot;:&quot;Obesity Reviews&quot;,&quot;DOI&quot;:&quot;10.1111/obr.13855&quot;,&quot;ISSN&quot;:&quot;1467-7881, 1467-789X&quot;,&quot;issue&quot;:&quot;2&quot;,&quot;journalAbbreviation&quot;:&quot;Obesity Reviews&quot;,&quot;language&quot;:&quot;en&quot;,&quot;page&quot;:&quot;e13855&quot;,&quot;source&quot;:&quot;DOI.org (Crossref)&quot;,&quot;title&quot;:&quot;Longer‐term effects of intermittent fasting on body composition and cardiometabolic health in adults with overweight and obesity: A systematic review and meta‐analysis&quot;,&quot;title-short&quot;:&quot;Longer‐term effects of intermittent fasting on body composition and cardiometabolic health in adults with overweight and obesity&quot;,&quot;URL&quot;:&quot;https://onlinelibrary.wiley.com/doi/10.1111/obr.13855&quot;,&quot;volume&quot;:&quot;26&quot;,&quot;author&quot;:[{&quot;family&quot;:&quot;Khalafi&quot;,&quot;given&quot;:&quot;Mousa&quot;},{&quot;family&quot;:&quot;Maleki&quot;,&quot;given&quot;:&quot;Aref Habibi&quot;},{&quot;family&quot;:&quot;Ehsanifar&quot;,&quot;given&quot;:&quot;Mahsa&quot;},{&quot;family&quot;:&quot;Symonds&quot;,&quot;given&quot;:&quot;Michael E.&quot;},{&quot;family&quot;:&quot;Rosenkranz&quot;,&quot;given&quot;:&quot;Sara K.&quot;}],&quot;accessed&quot;:{&quot;date-parts&quot;:[[&quot;2025&quot;,2,7]]},&quot;issued&quot;:{&quot;date-parts&quot;:[[&quot;2025&quot;,2]]}}},{&quot;id&quot;:8,&quot;uris&quot;:[&quot;http://zotero.org/users/local/a94WnKdJ/items/8W2E2EPC&quot;],&quot;itemData&quot;:{&quot;id&quot;:8,&quot;type&quot;:&quot;article-journal&quot;,&quot;container-title&quot;:&quot;npj Metabolic Health and Disease&quot;,&quot;DOI&quot;:&quot;10.1038/s44324-024-00041-2&quot;,&quot;ISSN&quot;:&quot;2948-2828&quot;,&quot;issue&quot;:&quot;1&quot;,&quot;journalAbbreviation&quot;:&quot;npj Metab Health Dis&quot;,&quot;language&quot;:&quot;en&quot;,&quot;page&quot;:&quot;39&quot;,&quot;source&quot;:&quot;DOI.org (Crossref)&quot;,&quot;title&quot;:&quot;Intermittent fasting as a treatment for obesity in young people: a scoping review&quot;,&quot;title-short&quot;:&quot;Intermittent fasting as a treatment for obesity in young people&quot;,&quot;URL&quot;:&quot;https://www.nature.com/articles/s44324-024-00041-2&quot;,&quot;volume&quot;:&quot;2&quot;,&quot;author&quot;:[{&quot;family&quot;:&quot;Bakhsh&quot;,&quot;given&quot;:&quot;Jomanah&quot;},{&quot;family&quot;:&quot;Salvy&quot;,&quot;given&quot;:&quot;Sarah-Jeanne&quot;},{&quot;family&quot;:&quot;Vidmar&quot;,&quot;given&quot;:&quot;Alaina P.&quot;}],&quot;accessed&quot;:{&quot;date-parts&quot;:[[&quot;2025&quot;,2,7]]},&quot;issued&quot;:{&quot;date-parts&quot;:[[&quot;2024&quot;,12,30]]}}}],&quot;schema&quot;:&quot;https://github.com/citation-style-language/schema/raw/master/csl-citation.json&quot;} RNDRPva2pfyZF"/><text:span text:style-name="T4">. Això no vol dir, però, que no sigui una estratègia efectiva per a la disminució de pes. Evidentment, no tothom ha de perdre pes i no necessàriament tothom ha de trobar èxit amb aquesta dieta, però en general, els resultats mostren que és eficient. </text:span></text:p>
      <text:p text:style-name="P12"/>
      <text:p text:style-name="P10"><text:span text:style-name="T9">D’altres raonen que encara que la recerca feta fins ara apunti als nombrosos beneficis, encara falten estudis per poder matisar amb més detalls els seus efectes, sobretot a llarg termini </text:span><text:span text:style-name="T13">[</text:span><text:reference-mark-start text:name="ZOTERO_ITEM CSL_CITATION {&quot;citationID&quot;:&quot;c53ea1eA&quot;,&quot;properties&quot;:{&quot;formattedCitation&quot;:&quot;(1\\uc0\\u8211{}4)&quot;,&quot;plainCitation&quot;:&quot;(1–4)&quot;,&quot;noteIndex&quot;:0},&quot;citationItems&quot;:[{&quot;id&quot;:7,&quot;uris&quot;:[&quot;http://zotero.org/users/local/a94WnKdJ/items/AGVHIA8J&quot;],&quot;itemData&quot;:{&quot;id&quot;:7,&quot;type&quot;:&quot;article-journal&quot;,&quot;abstract&quot;:&quot;The aim of the present study was to investigate the effects of long-term intermittent fasting (IF) on body composition and cardiometabolic health in adults with overweight and obesity. PubMed, Web of Science, and Scopus were searched from inception to March 2024 to identify original randomized trials that investigated the effects of IF versus either a control diet (CON) and/or continuous caloric restriction (CR). Participants were adults with overweight and obesity and intervention durations were ≥ 6 months. Overall, a total of 24 studies involving 2032 participants were included in the meta-analysis. Compared with CON, IF significantly reduced body weight [WMD: 2.84 kg], BMI [WMD: 1.41 kg.m2], fat mass [WMD: 3.06 kg], fat-free mass [WMD: 0.81 kg], waist circumference [WMD: 3.85 cm], visceral fat [SMD: 0.37], fasting glucose [WMD: 0.14 mmol/l], triglycerides [WMD: 0.12 mmol/l], and diastolic blood pressure [WMD: 2.24 mmHg]. Conversely, IF significantly increased high-density lipoproteins [WMD: 0.04 mmol/l] when compared with CON, but had no effects on insulin, hemoglobin A1c%, total cholesterol, low-density lipoprotein, or systolic blood pressure. Compared with CR, IF significantly reduced fat mass [WMD: 0.70 kg], body fat percentage [WMD: 0.59%], and DBP [WMD: 0.91 mmHg], and increased HDL [WMD: 0.03 mmol/l], with no other significant effects. Subgroup analyses showed that the mode of IF and intervention duration were the primary moderators of IF effects on the markers. In adults with overweight or obesity, IF and CR are comparably effective for reducing body weight and adiposity, as well as for improving cardiometabolic health markers.&quot;,&quot;container-title&quot;:&quot;Obesity Reviews&quot;,&quot;DOI&quot;:&quot;10.1111/obr.13855&quot;,&quot;ISSN&quot;:&quot;1467-7881, 1467-789X&quot;,&quot;issue&quot;:&quot;2&quot;,&quot;journalAbbreviation&quot;:&quot;Obesity Reviews&quot;,&quot;language&quot;:&quot;en&quot;,&quot;page&quot;:&quot;e13855&quot;,&quot;source&quot;:&quot;DOI.org (Crossref)&quot;,&quot;title&quot;:&quot;Longer‐term effects of intermittent fasting on body composition and cardiometabolic health in adults with overweight and obesity: A systematic review and meta‐analysis&quot;,&quot;title-short&quot;:&quot;Longer‐term effects of intermittent fasting on body composition and cardiometabolic health in adults with overweight and obesity&quot;,&quot;URL&quot;:&quot;https://onlinelibrary.wiley.com/doi/10.1111/obr.13855&quot;,&quot;volume&quot;:&quot;26&quot;,&quot;author&quot;:[{&quot;family&quot;:&quot;Khalafi&quot;,&quot;given&quot;:&quot;Mousa&quot;},{&quot;family&quot;:&quot;Maleki&quot;,&quot;given&quot;:&quot;Aref Habibi&quot;},{&quot;family&quot;:&quot;Ehsanifar&quot;,&quot;given&quot;:&quot;Mahsa&quot;},{&quot;family&quot;:&quot;Symonds&quot;,&quot;given&quot;:&quot;Michael E.&quot;},{&quot;family&quot;:&quot;Rosenkranz&quot;,&quot;given&quot;:&quot;Sara K.&quot;}],&quot;accessed&quot;:{&quot;date-parts&quot;:[[&quot;2025&quot;,2,7]]},&quot;issued&quot;:{&quot;date-parts&quot;:[[&quot;2025&quot;,2]]}}},{&quot;id&quot;:8,&quot;uris&quot;:[&quot;http://zotero.org/users/local/a94WnKdJ/items/8W2E2EPC&quot;],&quot;itemData&quot;:{&quot;id&quot;:8,&quot;type&quot;:&quot;article-journal&quot;,&quot;container-title&quot;:&quot;npj Metabolic Health and Disease&quot;,&quot;DOI&quot;:&quot;10.1038/s44324-024-00041-2&quot;,&quot;ISSN&quot;:&quot;2948-2828&quot;,&quot;issue&quot;:&quot;1&quot;,&quot;journalAbbreviation&quot;:&quot;npj Metab Health Dis&quot;,&quot;language&quot;:&quot;en&quot;,&quot;page&quot;:&quot;39&quot;,&quot;source&quot;:&quot;DOI.org (Crossref)&quot;,&quot;title&quot;:&quot;Intermittent fasting as a treatment for obesity in young people: a scoping review&quot;,&quot;title-short&quot;:&quot;Intermittent fasting as a treatment for obesity in young people&quot;,&quot;URL&quot;:&quot;https://www.nature.com/articles/s44324-024-00041-2&quot;,&quot;volume&quot;:&quot;2&quot;,&quot;author&quot;:[{&quot;family&quot;:&quot;Bakhsh&quot;,&quot;given&quot;:&quot;Jomanah&quot;},{&quot;family&quot;:&quot;Salvy&quot;,&quot;given&quot;:&quot;Sarah-Jeanne&quot;},{&quot;family&quot;:&quot;Vidmar&quot;,&quot;given&quot;:&quot;Alaina P.&quot;}],&quot;accessed&quot;:{&quot;date-parts&quot;:[[&quot;2025&quot;,2,7]]},&quot;issued&quot;:{&quot;date-parts&quot;:[[&quot;2024&quot;,12,30]]}}},{&quot;id&quot;:6,&quot;uris&quot;:[&quot;http://zotero.org/users/local/a94WnKdJ/items/C8YRRZ4P&quot;],&quot;itemData&quot;:{&quot;id&quot;:6,&quot;type&quot;:&quot;article-journal&quot;,&quot;abstract&quot;:&quot;Background Beneﬁts of Intermittent fasting (IF) on health-related outcomes have been found in a range of randomised controlled trials (RCTs). Our umbrella review aimed to systematically analyze and synthesize the available causal evidence on IF and its impact on speciﬁc health-related outcomes while evaluating its evidence quality.&quot;,&quot;container-title&quot;:&quot;eClinicalMedicine&quot;,&quot;DOI&quot;:&quot;10.1016/j.eclinm.2024.102519&quot;,&quot;ISSN&quot;:&quot;25895370&quot;,&quot;journalAbbreviation&quot;:&quot;eClinicalMedicine&quot;,&quot;language&quot;:&quot;en&quot;,&quot;page&quot;:&quot;102519&quot;,&quot;source&quot;:&quot;DOI.org (Crossref)&quot;,&quot;title&quot;:&quot;Intermittent fasting and health outcomes: an umbrella review of systematic reviews and meta-analyses of randomised controlled trials&quot;,&quot;title-short&quot;:&quot;Intermittent fasting and health outcomes&quot;,&quot;URL&quot;:&quot;https://linkinghub.elsevier.com/retrieve/pii/S2589537024000981&quot;,&quot;volume&quot;:&quot;70&quot;,&quot;author&quot;:[{&quot;family&quot;:&quot;Sun&quot;,&quot;given&quot;:&quot;Ming-Li&quot;},{&quot;family&quot;:&quot;Yao&quot;,&quot;given&quot;:&quot;Wei&quot;},{&quot;family&quot;:&quot;Wang&quot;,&quot;given&quot;:&quot;Xiao-Ying&quot;},{&quot;family&quot;:&quot;Gao&quot;,&quot;given&quot;:&quot;Song&quot;},{&quot;family&quot;:&quot;Varady&quot;,&quot;given&quot;:&quot;Krista A.&quot;},{&quot;family&quot;:&quot;Forslund&quot;,&quot;given&quot;:&quot;Sofia K.&quot;},{&quot;family&quot;:&quot;Zhang&quot;,&quot;given&quot;:&quot;Miao&quot;},{&quot;family&quot;:&quot;Shi&quot;,&quot;given&quot;:&quot;Zan-Yu&quot;},{&quot;family&quot;:&quot;Cao&quot;,&quot;given&quot;:&quot;Fan&quot;},{&quot;family&quot;:&quot;Zou&quot;,&quot;given&quot;:&quot;Bing-Jie&quot;},{&quot;family&quot;:&quot;Sun&quot;,&quot;given&quot;:&quot;Ming-Hui&quot;},{&quot;family&quot;:&quot;Liu&quot;,&quot;given&quot;:&quot;Ke-Xin&quot;},{&quot;family&quot;:&quot;Bao&quot;,&quot;given&quot;:&quot;Qi&quot;},{&quot;family&quot;:&quot;Xu&quot;,&quot;given&quot;:&quot;Jin&quot;},{&quot;family&quot;:&quot;Qin&quot;,&quot;given&quot;:&quot;Xue&quot;},{&quot;family&quot;:&quot;Xiao&quot;,&quot;given&quot;:&quot;Qian&quot;},{&quot;family&quot;:&quot;Wu&quot;,&quot;given&quot;:&quot;Lang&quot;},{&quot;family&quot;:&quot;Zhao&quot;,&quot;given&quot;:&quot;Yu-Hong&quot;},{&quot;family&quot;:&quot;Zhang&quot;,&quot;given&quot;:&quot;De-Yu&quot;},{&quot;family&quot;:&quot;Wu&quot;,&quot;given&quot;:&quot;Qi-Jun&quot;},{&quot;family&quot;:&quot;Gong&quot;,&quot;given&quot;:&quot;Ting-Ting&quot;}],&quot;accessed&quot;:{&quot;date-parts&quot;:[[&quot;2025&quot;,2,7]]},&quot;issued&quot;:{&quot;date-parts&quot;:[[&quot;2024&quot;,4]]}}},{&quot;id&quot;:5,&quot;uris&quot;:[&quot;http://zotero.org/users/local/a94WnKdJ/items/FIPJ9ADM&quot;],&quot;itemData&quot;:{&quot;id&quot;:5,&quot;type&quot;:&quot;article-journal&quot;,&quot;abstract&quot;:&quot;Objective: As the number of adults aged over 40 with obesity increases dramatically, intermittent fasting interventions (IF) may help them to lose fat and weight. This systematic review investigated the most recent research on the effects of intermittent fasting and a regular diet on body composition and lipids in adults aged over 40 with obesity without the metabolic disease.&quot;,&quot;container-title&quot;:&quot;The Journal of nutrition, health and aging&quot;,&quot;DOI&quot;:&quot;10.1016/j.jnha.2024.100165&quot;,&quot;ISSN&quot;:&quot;12797707&quot;,&quot;issue&quot;:&quot;3&quot;,&quot;journalAbbreviation&quot;:&quot;The Journal of nutrition, health and aging&quot;,&quot;language&quot;:&quot;en&quot;,&quot;page&quot;:&quot;100165&quot;,&quot;source&quot;:&quot;DOI.org (Crossref)&quot;,&quot;title&quot;:&quot;Effectiveness of an intermittent fasting diet versus regular diet on fat loss in overweight and obese middle-aged and elderly people without metabolic disease: a systematic review and meta-analysis of randomized controlled trials&quot;,&quot;title-short&quot;:&quot;Effectiveness of an intermittent fasting diet versus regular diet on fat loss in overweight and obese middle-aged and elderly people without metabolic disease&quot;,&quot;URL&quot;:&quot;https://linkinghub.elsevier.com/retrieve/pii/S1279770724002392&quot;,&quot;volume&quot;:&quot;28&quot;,&quot;author&quot;:[{&quot;family&quot;:&quot;Yao&quot;,&quot;given&quot;:&quot;Ke&quot;},{&quot;family&quot;:&quot;Su&quot;,&quot;given&quot;:&quot;Hao&quot;},{&quot;family&quot;:&quot;Cui&quot;,&quot;given&quot;:&quot;Kaiyin&quot;},{&quot;family&quot;:&quot;Gao&quot;,&quot;given&quot;:&quot;Ye&quot;},{&quot;family&quot;:&quot;Xu&quot;,&quot;given&quot;:&quot;Dengyun&quot;},{&quot;family&quot;:&quot;Wang&quot;,&quot;given&quot;:&quot;Qian&quot;},{&quot;family&quot;:&quot;Ha&quot;,&quot;given&quot;:&quot;Zhitong&quot;},{&quot;family&quot;:&quot;Zhang&quot;,&quot;given&quot;:&quot;Teng&quot;},{&quot;family&quot;:&quot;Chen&quot;,&quot;given&quot;:&quot;Shuning&quot;},{&quot;family&quot;:&quot;Liu&quot;,&quot;given&quot;:&quot;Tao&quot;}],&quot;accessed&quot;:{&quot;date-parts&quot;:[[&quot;2025&quot;,2,7]]},&quot;issued&quot;:{&quot;date-parts&quot;:[[&quot;2024&quot;,3]]}}}],&quot;schema&quot;:&quot;https://github.com/citation-style-language/schema/raw/master/csl-citation.json&quot;} RNDl4VyaXtOVv"/><text:span text:style-name="T10">1–4</text:span><text:span text:style-name="T11">]</text:span><text:reference-mark-end text:name="ZOTERO_ITEM CSL_CITATION {&quot;citationID&quot;:&quot;c53ea1eA&quot;,&quot;properties&quot;:{&quot;formattedCitation&quot;:&quot;(1\\uc0\\u8211{}4)&quot;,&quot;plainCitation&quot;:&quot;(1–4)&quot;,&quot;noteIndex&quot;:0},&quot;citationItems&quot;:[{&quot;id&quot;:7,&quot;uris&quot;:[&quot;http://zotero.org/users/local/a94WnKdJ/items/AGVHIA8J&quot;],&quot;itemData&quot;:{&quot;id&quot;:7,&quot;type&quot;:&quot;article-journal&quot;,&quot;abstract&quot;:&quot;The aim of the present study was to investigate the effects of long-term intermittent fasting (IF) on body composition and cardiometabolic health in adults with overweight and obesity. PubMed, Web of Science, and Scopus were searched from inception to March 2024 to identify original randomized trials that investigated the effects of IF versus either a control diet (CON) and/or continuous caloric restriction (CR). Participants were adults with overweight and obesity and intervention durations were ≥ 6 months. Overall, a total of 24 studies involving 2032 participants were included in the meta-analysis. Compared with CON, IF significantly reduced body weight [WMD: 2.84 kg], BMI [WMD: 1.41 kg.m2], fat mass [WMD: 3.06 kg], fat-free mass [WMD: 0.81 kg], waist circumference [WMD: 3.85 cm], visceral fat [SMD: 0.37], fasting glucose [WMD: 0.14 mmol/l], triglycerides [WMD: 0.12 mmol/l], and diastolic blood pressure [WMD: 2.24 mmHg]. Conversely, IF significantly increased high-density lipoproteins [WMD: 0.04 mmol/l] when compared with CON, but had no effects on insulin, hemoglobin A1c%, total cholesterol, low-density lipoprotein, or systolic blood pressure. Compared with CR, IF significantly reduced fat mass [WMD: 0.70 kg], body fat percentage [WMD: 0.59%], and DBP [WMD: 0.91 mmHg], and increased HDL [WMD: 0.03 mmol/l], with no other significant effects. Subgroup analyses showed that the mode of IF and intervention duration were the primary moderators of IF effects on the markers. In adults with overweight or obesity, IF and CR are comparably effective for reducing body weight and adiposity, as well as for improving cardiometabolic health markers.&quot;,&quot;container-title&quot;:&quot;Obesity Reviews&quot;,&quot;DOI&quot;:&quot;10.1111/obr.13855&quot;,&quot;ISSN&quot;:&quot;1467-7881, 1467-789X&quot;,&quot;issue&quot;:&quot;2&quot;,&quot;journalAbbreviation&quot;:&quot;Obesity Reviews&quot;,&quot;language&quot;:&quot;en&quot;,&quot;page&quot;:&quot;e13855&quot;,&quot;source&quot;:&quot;DOI.org (Crossref)&quot;,&quot;title&quot;:&quot;Longer‐term effects of intermittent fasting on body composition and cardiometabolic health in adults with overweight and obesity: A systematic review and meta‐analysis&quot;,&quot;title-short&quot;:&quot;Longer‐term effects of intermittent fasting on body composition and cardiometabolic health in adults with overweight and obesity&quot;,&quot;URL&quot;:&quot;https://onlinelibrary.wiley.com/doi/10.1111/obr.13855&quot;,&quot;volume&quot;:&quot;26&quot;,&quot;author&quot;:[{&quot;family&quot;:&quot;Khalafi&quot;,&quot;given&quot;:&quot;Mousa&quot;},{&quot;family&quot;:&quot;Maleki&quot;,&quot;given&quot;:&quot;Aref Habibi&quot;},{&quot;family&quot;:&quot;Ehsanifar&quot;,&quot;given&quot;:&quot;Mahsa&quot;},{&quot;family&quot;:&quot;Symonds&quot;,&quot;given&quot;:&quot;Michael E.&quot;},{&quot;family&quot;:&quot;Rosenkranz&quot;,&quot;given&quot;:&quot;Sara K.&quot;}],&quot;accessed&quot;:{&quot;date-parts&quot;:[[&quot;2025&quot;,2,7]]},&quot;issued&quot;:{&quot;date-parts&quot;:[[&quot;2025&quot;,2]]}}},{&quot;id&quot;:8,&quot;uris&quot;:[&quot;http://zotero.org/users/local/a94WnKdJ/items/8W2E2EPC&quot;],&quot;itemData&quot;:{&quot;id&quot;:8,&quot;type&quot;:&quot;article-journal&quot;,&quot;container-title&quot;:&quot;npj Metabolic Health and Disease&quot;,&quot;DOI&quot;:&quot;10.1038/s44324-024-00041-2&quot;,&quot;ISSN&quot;:&quot;2948-2828&quot;,&quot;issue&quot;:&quot;1&quot;,&quot;journalAbbreviation&quot;:&quot;npj Metab Health Dis&quot;,&quot;language&quot;:&quot;en&quot;,&quot;page&quot;:&quot;39&quot;,&quot;source&quot;:&quot;DOI.org (Crossref)&quot;,&quot;title&quot;:&quot;Intermittent fasting as a treatment for obesity in young people: a scoping review&quot;,&quot;title-short&quot;:&quot;Intermittent fasting as a treatment for obesity in young people&quot;,&quot;URL&quot;:&quot;https://www.nature.com/articles/s44324-024-00041-2&quot;,&quot;volume&quot;:&quot;2&quot;,&quot;author&quot;:[{&quot;family&quot;:&quot;Bakhsh&quot;,&quot;given&quot;:&quot;Jomanah&quot;},{&quot;family&quot;:&quot;Salvy&quot;,&quot;given&quot;:&quot;Sarah-Jeanne&quot;},{&quot;family&quot;:&quot;Vidmar&quot;,&quot;given&quot;:&quot;Alaina P.&quot;}],&quot;accessed&quot;:{&quot;date-parts&quot;:[[&quot;2025&quot;,2,7]]},&quot;issued&quot;:{&quot;date-parts&quot;:[[&quot;2024&quot;,12,30]]}}},{&quot;id&quot;:6,&quot;uris&quot;:[&quot;http://zotero.org/users/local/a94WnKdJ/items/C8YRRZ4P&quot;],&quot;itemData&quot;:{&quot;id&quot;:6,&quot;type&quot;:&quot;article-journal&quot;,&quot;abstract&quot;:&quot;Background Beneﬁts of Intermittent fasting (IF) on health-related outcomes have been found in a range of randomised controlled trials (RCTs). Our umbrella review aimed to systematically analyze and synthesize the available causal evidence on IF and its impact on speciﬁc health-related outcomes while evaluating its evidence quality.&quot;,&quot;container-title&quot;:&quot;eClinicalMedicine&quot;,&quot;DOI&quot;:&quot;10.1016/j.eclinm.2024.102519&quot;,&quot;ISSN&quot;:&quot;25895370&quot;,&quot;journalAbbreviation&quot;:&quot;eClinicalMedicine&quot;,&quot;language&quot;:&quot;en&quot;,&quot;page&quot;:&quot;102519&quot;,&quot;source&quot;:&quot;DOI.org (Crossref)&quot;,&quot;title&quot;:&quot;Intermittent fasting and health outcomes: an umbrella review of systematic reviews and meta-analyses of randomised controlled trials&quot;,&quot;title-short&quot;:&quot;Intermittent fasting and health outcomes&quot;,&quot;URL&quot;:&quot;https://linkinghub.elsevier.com/retrieve/pii/S2589537024000981&quot;,&quot;volume&quot;:&quot;70&quot;,&quot;author&quot;:[{&quot;family&quot;:&quot;Sun&quot;,&quot;given&quot;:&quot;Ming-Li&quot;},{&quot;family&quot;:&quot;Yao&quot;,&quot;given&quot;:&quot;Wei&quot;},{&quot;family&quot;:&quot;Wang&quot;,&quot;given&quot;:&quot;Xiao-Ying&quot;},{&quot;family&quot;:&quot;Gao&quot;,&quot;given&quot;:&quot;Song&quot;},{&quot;family&quot;:&quot;Varady&quot;,&quot;given&quot;:&quot;Krista A.&quot;},{&quot;family&quot;:&quot;Forslund&quot;,&quot;given&quot;:&quot;Sofia K.&quot;},{&quot;family&quot;:&quot;Zhang&quot;,&quot;given&quot;:&quot;Miao&quot;},{&quot;family&quot;:&quot;Shi&quot;,&quot;given&quot;:&quot;Zan-Yu&quot;},{&quot;family&quot;:&quot;Cao&quot;,&quot;given&quot;:&quot;Fan&quot;},{&quot;family&quot;:&quot;Zou&quot;,&quot;given&quot;:&quot;Bing-Jie&quot;},{&quot;family&quot;:&quot;Sun&quot;,&quot;given&quot;:&quot;Ming-Hui&quot;},{&quot;family&quot;:&quot;Liu&quot;,&quot;given&quot;:&quot;Ke-Xin&quot;},{&quot;family&quot;:&quot;Bao&quot;,&quot;given&quot;:&quot;Qi&quot;},{&quot;family&quot;:&quot;Xu&quot;,&quot;given&quot;:&quot;Jin&quot;},{&quot;family&quot;:&quot;Qin&quot;,&quot;given&quot;:&quot;Xue&quot;},{&quot;family&quot;:&quot;Xiao&quot;,&quot;given&quot;:&quot;Qian&quot;},{&quot;family&quot;:&quot;Wu&quot;,&quot;given&quot;:&quot;Lang&quot;},{&quot;family&quot;:&quot;Zhao&quot;,&quot;given&quot;:&quot;Yu-Hong&quot;},{&quot;family&quot;:&quot;Zhang&quot;,&quot;given&quot;:&quot;De-Yu&quot;},{&quot;family&quot;:&quot;Wu&quot;,&quot;given&quot;:&quot;Qi-Jun&quot;},{&quot;family&quot;:&quot;Gong&quot;,&quot;given&quot;:&quot;Ting-Ting&quot;}],&quot;accessed&quot;:{&quot;date-parts&quot;:[[&quot;2025&quot;,2,7]]},&quot;issued&quot;:{&quot;date-parts&quot;:[[&quot;2024&quot;,4]]}}},{&quot;id&quot;:5,&quot;uris&quot;:[&quot;http://zotero.org/users/local/a94WnKdJ/items/FIPJ9ADM&quot;],&quot;itemData&quot;:{&quot;id&quot;:5,&quot;type&quot;:&quot;article-journal&quot;,&quot;abstract&quot;:&quot;Objective: As the number of adults aged over 40 with obesity increases dramatically, intermittent fasting interventions (IF) may help them to lose fat and weight. This systematic review investigated the most recent research on the effects of intermittent fasting and a regular diet on body composition and lipids in adults aged over 40 with obesity without the metabolic disease.&quot;,&quot;container-title&quot;:&quot;The Journal of nutrition, health and aging&quot;,&quot;DOI&quot;:&quot;10.1016/j.jnha.2024.100165&quot;,&quot;ISSN&quot;:&quot;12797707&quot;,&quot;issue&quot;:&quot;3&quot;,&quot;journalAbbreviation&quot;:&quot;The Journal of nutrition, health and aging&quot;,&quot;language&quot;:&quot;en&quot;,&quot;page&quot;:&quot;100165&quot;,&quot;source&quot;:&quot;DOI.org (Crossref)&quot;,&quot;title&quot;:&quot;Effectiveness of an intermittent fasting diet versus regular diet on fat loss in overweight and obese middle-aged and elderly people without metabolic disease: a systematic review and meta-analysis of randomized controlled trials&quot;,&quot;title-short&quot;:&quot;Effectiveness of an intermittent fasting diet versus regular diet on fat loss in overweight and obese middle-aged and elderly people without metabolic disease&quot;,&quot;URL&quot;:&quot;https://linkinghub.elsevier.com/retrieve/pii/S1279770724002392&quot;,&quot;volume&quot;:&quot;28&quot;,&quot;author&quot;:[{&quot;family&quot;:&quot;Yao&quot;,&quot;given&quot;:&quot;Ke&quot;},{&quot;family&quot;:&quot;Su&quot;,&quot;given&quot;:&quot;Hao&quot;},{&quot;family&quot;:&quot;Cui&quot;,&quot;given&quot;:&quot;Kaiyin&quot;},{&quot;family&quot;:&quot;Gao&quot;,&quot;given&quot;:&quot;Ye&quot;},{&quot;family&quot;:&quot;Xu&quot;,&quot;given&quot;:&quot;Dengyun&quot;},{&quot;family&quot;:&quot;Wang&quot;,&quot;given&quot;:&quot;Qian&quot;},{&quot;family&quot;:&quot;Ha&quot;,&quot;given&quot;:&quot;Zhitong&quot;},{&quot;family&quot;:&quot;Zhang&quot;,&quot;given&quot;:&quot;Teng&quot;},{&quot;family&quot;:&quot;Chen&quot;,&quot;given&quot;:&quot;Shuning&quot;},{&quot;family&quot;:&quot;Liu&quot;,&quot;given&quot;:&quot;Tao&quot;}],&quot;accessed&quot;:{&quot;date-parts&quot;:[[&quot;2025&quot;,2,7]]},&quot;issued&quot;:{&quot;date-parts&quot;:[[&quot;2024&quot;,3]]}}}],&quot;schema&quot;:&quot;https://github.com/citation-style-language/schema/raw/master/csl-citation.json&quot;} RNDl4VyaXtOVv"/><text:span text:style-name="T9">. Tot i que és cert, no es pot negar el fet que els efectes, almenys a curt termini, són positius, </text:span><text:span text:style-name="T15">i fins ara no s’han reportat efectes adversos greus</text:span><text:span text:style-name="T9">.</text:span></text:p>
      <text:p text:style-name="P11"/>
      <text:p text:style-name="P11"><text:span text:style-name="Strong_20_Emphasis"><text:span text:style-name="T12">En conclusió</text:span></text:span>, tot i la necessitat d'investigar els efectes a llarg termini, l'evidència actual avala que el dejuni intermitent és una estratègia eficaç i accessible per reduir pes i millorar la salut metabòlica, <text:span text:style-name="T16">i per tant hi ha prou evidència per promoure-la.</text:span></text:p>
      <text:p text:style-name="P9"/>
      <text:p text:style-name="P4"/>
      <text:p text:style-name="P6"/>
      <text:p text:style-name="P5"><text:span text:style-name="T14">1. </text:span>Sun ML, Yao W, Wang XY, Gao S, Varady KA, Forslund SK, et al. Intermittent fasting and health outcomes: an umbrella review of systematic reviews and meta-analyses of randomised controlled trials. <text:span text:style-name="Emphasis">eClinicalMedicine.</text:span> 2024;70:102519. doi:10.1016/j.eclinm.2024.102519</text:p>
      <text:p text:style-name="P5"><text:span text:style-name="T14">2. </text:span>Yao K, Su H, Cui K, Gao Y, Xu D, Wang Q, et al. Effectiveness of an intermittent fasting diet versus regular diet on fat loss in overweight and obese middle-aged and elderly people without metabolic disease: a systematic review and meta-analysis of randomized controlled trials. <text:span text:style-name="Emphasis">J Nutr Health Aging.</text:span> 2024;28(3):100165. doi:10.1016/j.jnha.2024.100165</text:p>
      <text:p text:style-name="P5"><text:span text:style-name="T14">3. </text:span>Bakhsh J, Salvy SJ, Vidmar AP. Intermittent fasting as a treatment for obesity in young people: a scoping review. <text:span text:style-name="Emphasis">NPJ Metab Health Dis.</text:span> 2024;2(1):39. doi:10.1038/s44324-024-00041-2</text:p>
      <text:p text:style-name="P5"><text:span text:style-name="T14">4. </text:span>Khalafi M, Maleki AH, Ehsanifar M, Symonds ME, Rosenkranz SK. Longer‐term effects of intermittent fasting on body composition and cardiometabolic health in adults with overweight and obesity: a systematic review and meta‐analysis. <text:span text:style-name="Emphasis">Obes Rev.</text:span> 2025;26(2):e13855. <text:span text:style-name="T14">doi:10.1111/obr.13855</text:span></text:p>
      <text:p text:style-name="P4"/>
      <text:p text:style-name="Bibliography_20_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466cm" fo:margin-top="0cm" fo:margin-bottom="0.423cm" style:contextual-spacing="false" style:line-height-at-least="0.423cm" fo:text-indent="-0.466cm" style:auto-text-indent="false">
        <style:tab-stops>
          <style:tab-stop style:position="0.466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1:43:42.311376173</meta:creation-date>
    <dc:date>2025-02-07T12:18:19.133464051</dc:date>
    <meta:editing-duration>PT50M12S</meta:editing-duration>
    <meta:editing-cycles>9</meta:editing-cycles>
    <meta:generator>LibreOffice/24.2.7.2$Linux_X86_64 LibreOffice_project/420$Build-2</meta:generator>
    <meta:print-date>2025-02-07T12:11:14.569569242</meta:print-date>
    <meta:printed-by>Archivos PDF</meta:printed-by>
    <meta:document-statistic meta:table-count="0" meta:image-count="0" meta:object-count="0" meta:page-count="1" meta:paragraph-count="10" meta:word-count="469" meta:character-count="2881" meta:non-whitespace-character-count="2421"/>
    <meta:user-defined meta:name="ZOTERO_PREF_1">&lt;data data-version="3" zotero-version="7.0.11"&gt;&lt;session id="VC1GbQsu"/&gt;&lt;style id="http://www.zotero.org/styles/vancouver" locale="es-ES" hasBibliography="1" bibliographyStyleHasBeenSet="1"/&gt;&lt;prefs&gt;&lt;pref name="fieldType" value="ReferenceMark"/&gt;&lt;pref name="</meta:user-defined>
    <meta:user-defined meta:name="ZOTERO_PREF_2">automaticJournalAbbreviations" value="true"/&gt;&lt;/prefs&gt;&lt;/data&gt;</meta:user-defined>
  </office:meta>
</office:document-meta>
</file>